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5.42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6.421cm"/>
    </style:style>
    <style:style style:name="pr7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66pt" style:font-size-asian="66pt" style:font-size-complex="6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'Hopital's Rule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Limits</text:p>
          </draw:text-box>
        </draw:frame>
        <draw:frame presentation:style-name="pr4" draw:layer="layout" svg:width="25.199cm" svg:height="15.421cm" svg:x="1.4cm" svg:y="4.914cm" presentation:class="outline" presentation:user-transformed="true">
          <draw:text-box>
            <text:list text:style-name="L2">
              <text:list-item>
                <text:p><text:span text:style-name="T1">There were some limits we couldn't solve</text:span></text:p>
              </text:list-item>
              <text:list-item>
                <text:p><text:span text:style-name="T1">Like 0/0 or inf/inf</text:span></text:p>
              </text:list-item>
              <text:list-item>
                <text:p><text:span text:style-name="T1">Now that we learned derivatives we can go back and solve these</text:span></text:p>
              </text:list-item>
            </text:list>
          </draw:text-box>
        </draw:frame>
        <draw:frame draw:style-name="gr2" draw:text-style-name="P1" draw:layer="layout" svg:width="5.135cm" svg:height="2.706cm" svg:x="5cm" svg:y="13.29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4.627cm" svg:height="2.831cm" svg:x="16cm" svg:y="13.29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'Hopital's Rule</text:p>
          </draw:text-box>
        </draw:frame>
        <draw:frame draw:style-name="gr2" draw:text-style-name="P1" draw:layer="layout" svg:width="22.829cm" svg:height="5.446cm" svg:x="3.171cm" svg:y="5.55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presentation:style-name="pr6" draw:layer="layout" svg:width="25.199cm" svg:height="6.565cm" svg:x="1.5cm" svg:y="13cm" presentation:class="outline" presentation:user-transformed="true">
          <draw:text-box>
            <text:list text:style-name="L2">
              <text:list-item>
                <text:p><text:span text:style-name="T1">If</text:span></text:p>
                <text:p><text:span text:style-name="T1"><text:s text:c="25"/></text:span><text:span text:style-name="T1">and <text:s text:c="27"/>or</text:span></text:p>
                <text:p><text:span text:style-name="T1"/></text:p>
                <text:p><text:span text:style-name="T1"><text:s text:c="28"/></text:span><text:span text:style-name="T1">and</text:span></text:p>
              </text:list-item>
            </text:list>
          </draw:text-box>
        </draw:frame>
        <draw:frame draw:style-name="gr2" draw:text-style-name="P1" draw:layer="layout" svg:width="7.028cm" svg:height="2.003cm" svg:x="3cm" svg:y="14.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8.142cm" svg:height="2.011cm" svg:x="3cm" svg:y="17.989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6.943cm" svg:height="2.011cm" svg:x="13cm" svg:y="14.68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" draw:text-style-name="P1" draw:layer="layout" svg:width="8.036cm" svg:height="2.011cm" svg:x="13.858cm" svg:y="17.989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draw:style-name="gr2" draw:text-style-name="P1" draw:layer="layout" svg:width="5.135cm" svg:height="2.706cm" svg:x="2cm" svg:y="4.29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4.627cm" svg:height="2.831cm" svg:x="12cm" svg:y="4.169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3.242cm" svg:height="2.988cm" svg:x="20.373cm" svg:y="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6.761cm" svg:height="2.738cm" svg:x="2cm" svg:y="8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4.764cm" svg:height="2.269cm" svg:x="20.236cm" svg:y="8.731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" draw:text-style-name="P1" draw:layer="layout" svg:width="6.453cm" svg:height="2.168cm" svg:x="12cm" svg:y="8.731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6.763cm" svg:height="2.831cm" svg:x="2.047cm" svg:y="12.832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3.25cm" svg:height="2.269cm" svg:x="12cm" svg:y="13.231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" draw:text-style-name="P1" draw:layer="layout" svg:width="7.054cm" svg:height="2.988cm" svg:x="18.946cm" svg:y="13.012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52M43S</meta:editing-duration>
    <meta:editing-cycles>47</meta:editing-cycles>
    <meta:generator>OpenOffice/4.1.1$Win32 OpenOffice.org_project/411m6$Build-9775</meta:generator>
    <dc:date>2016-11-08T21:57:06.98</dc:date>
    <meta:document-statistic meta:object-count="55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row>
                <msup>
                  <mi>e</mi>
                  <mi>x</mi>
                </msup>
                <mo stretchy="false">−</mo>
                <mn>1</mn>
              </mrow>
            </mrow>
            <mrow>
              <mi>x</mi>
            </mrow>
          </mfrac>
        </mrow>
      </mrow>
    </mrow>
    <annotation encoding="StarMath 5.0">lim csub {x toward 0} {{e^x - 1} over {x}}</annotation>
  </semantics>
</math>
</file>

<file path=Object 1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row>
          <mi>g</mi>
          <mrow>
            <mo stretchy="false">(</mo>
            <mrow>
              <mi>x</mi>
            </mrow>
            <mo stretchy="false">)</mo>
          </mrow>
        </mrow>
      </mrow>
      <mrow>
        <mi/>
        <mo stretchy="false">=</mo>
        <mrow>
          <mi/>
          <mo stretchy="false">±</mo>
          <mo stretchy="false">∞</mo>
        </mrow>
      </mrow>
    </mrow>
    <annotation encoding="StarMath 5.0">lim csub {x toward a} {g(x)} ~=~ +-infinity
 </annotation>
  </semantics>
</math>
</file>

<file path=Object 1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row>
              <mrow>
                <mn>1</mn>
                <mo stretchy="false">−</mo>
                <mi>cos</mi>
              </mrow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lim csub {x toward 0} {{sin(x)} over {1 - cos(x)}}</annotation>
  </semantics>
</math>
</file>

<file path=Object 1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row>
            <msup>
              <mi>e</mi>
              <mrow>
                <mrow>
                  <mo stretchy="false">−</mo>
                  <msup>
                    <mi>x</mi>
                    <mn>2</mn>
                  </msup>
                </mrow>
              </mrow>
            </msup>
          </mrow>
          <mrow>
            <msup>
              <mi>x</mi>
              <mn>3</mn>
            </msup>
          </mrow>
        </mrow>
      </mrow>
    </mrow>
    <annotation encoding="StarMath 5.0">lim csub {x toward infinity} {{e^{-x^2}}{x^3}}</annotation>
  </semantics>
</math>
</file>

<file path=Object 1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sup>
            <mrow>
              <mo stretchy="false">(</mo>
              <mrow>
                <mrow>
                  <mn>1</mn>
                  <mo stretchy="false">−</mo>
                  <mn>2x</mn>
                </mrow>
              </mrow>
              <mo stretchy="false">)</mo>
            </mrow>
            <mrow>
              <mrow>
                <mn>1</mn>
                <mo stretchy="false">/</mo>
                <mi>x</mi>
              </mrow>
            </mrow>
          </msup>
        </mrow>
      </mrow>
    </mrow>
    <annotation encoding="StarMath 5.0">lim csub {x toward 0} {(1 - 2x)^{1/x}}</annotation>
  </semantics>
</math>
</file>

<file path=Object 14/content.xml><?xml version="1.0" encoding="utf-8"?>
<math xmlns="http://www.w3.org/1998/Math/MathML">
  <semantics>
    <mrow>
      <mrow>
        <munder>
          <mi>lim</mi>
          <mrow>
            <mrow>
              <mi>n</mi>
              <mo stretchy="false">→</mo>
              <mo stretchy="false">∞</mo>
            </mrow>
          </mrow>
        </munder>
        <mrow>
          <mi>P</mi>
          <msup>
            <mrow>
              <mo stretchy="false">(</mo>
              <mrow>
                <mrow>
                  <mn>1</mn>
                  <mo stretchy="false">+</mo>
                  <mfrac>
                    <mrow>
                      <mi>r</mi>
                    </mrow>
                    <mrow>
                      <mi>n</mi>
                    </mrow>
                  </mfrac>
                </mrow>
              </mrow>
              <mo stretchy="false">)</mo>
            </mrow>
            <mrow>
              <mi>n</mi>
              <mi>t</mi>
            </mrow>
          </msup>
        </mrow>
      </mrow>
    </mrow>
    <annotation encoding="StarMath 5.0">lim csub {n toward infinity} {P(1 + {r} over {n} )^{n t}}</annotation>
  </semantics>
</math>
</file>

<file path=Object 1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row>
            <msup>
              <mi>x</mi>
              <mrow>
                <msup>
                  <mi>x</mi>
                  <mn>2</mn>
                </msup>
              </mrow>
            </msup>
          </mrow>
        </mrow>
      </mrow>
    </mrow>
    <annotation encoding="StarMath 5.0">lim csub {x toward infinity} {{x^{x^2}}}</annotation>
  </semantics>
</math>
</file>

<file path=Object 16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row>
                        <mo stretchy="false">−</mo>
                        <mi>x</mi>
                      </mrow>
                    </mrow>
                  </msup>
                </mrow>
                <mo stretchy="false">−</mo>
                <mn>2</mn>
              </mrow>
            </mrow>
            <mrow>
              <mrow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row>
                        <mo stretchy="false">−</mo>
                        <mi>x</mi>
                      </mrow>
                    </mrow>
                  </msup>
                </mrow>
              </mrow>
            </mrow>
          </mfrac>
        </mrow>
      </mrow>
    </mrow>
    <annotation encoding="StarMath 5.0">lim csub {x toward 0} {{e^x + e^{-x} - 2} over {{e^x - e^{-x}}}}</annotation>
  </semantics>
</math>
</file>

<file path=Object 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row>
              <mi>x</mi>
            </mrow>
          </mfrac>
        </mrow>
      </mrow>
    </mrow>
    <annotation encoding="StarMath 5.0">lim csub {x toward 0} {{sin(x)} over {x}}</annotation>
  </semantics>
</math>
</file>

<file path=Object 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row>
          <mfrac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  <mrow>
              <mi>g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  <mrow>
        <mi/>
        <mo stretchy="false">=</mo>
        <mi/>
      </mrow>
      <mrow>
        <munder>
          <mi>lim</mi>
          <mrow>
            <mrow>
              <mi>x</mi>
              <mo stretchy="false">→</mo>
              <mi>a</mi>
            </mrow>
          </mrow>
        </munder>
        <mrow>
          <mfrac>
            <mrow>
              <mi>f</mi>
              <mi>'</mi>
              <mrow>
                <mo stretchy="false">(</mo>
                <mrow>
                  <mi>x</mi>
                </mrow>
                <mo stretchy="false">)</mo>
              </mrow>
            </mrow>
            <mrow>
              <mi>g</mi>
              <mi>'</mi>
              <mrow>
                <mo stretchy="false">(</mo>
                <mrow>
                  <mi>x</mi>
                </mrow>
                <mo stretchy="false">)</mo>
              </mrow>
            </mrow>
          </mfrac>
        </mrow>
      </mrow>
    </mrow>
    <annotation encoding="StarMath 5.0">lim csub {x toward a} {{f(x)} over {g(x)}} ~= ~lim csub {x toward a} {{f'(x)} over {g'(x)}}</annotation>
  </semantics>
</math>
</file>

<file path=Object 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i>sin</mi>
              <mrow>
                <mo stretchy="false">(</mo>
                <mrow>
                  <mi>x</mi>
                </mrow>
                <mo stretchy="false">)</mo>
              </mrow>
            </mrow>
            <mrow>
              <mi>x</mi>
            </mrow>
          </mfrac>
        </mrow>
      </mrow>
    </mrow>
    <annotation encoding="StarMath 5.0">lim csub {x toward 0} {{sin(x)} over {x}}</annotation>
  </semantics>
</math>
</file>

<file path=Object 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0</mn>
            </mrow>
          </mrow>
        </munder>
        <mrow>
          <mfrac>
            <mrow>
              <mrow>
                <msup>
                  <mi>e</mi>
                  <mi>x</mi>
                </msup>
                <mo stretchy="false">−</mo>
                <mn>1</mn>
              </mrow>
            </mrow>
            <mrow>
              <mi>x</mi>
            </mrow>
          </mfrac>
        </mrow>
      </mrow>
    </mrow>
    <annotation encoding="StarMath 5.0">lim csub {x toward 0} {{e^x - 1} over {x}}</annotation>
  </semantics>
</math>
</file>

<file path=Object 6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frac>
            <mrow>
              <msup>
                <mi>e</mi>
                <mi>x</mi>
              </msup>
            </mrow>
            <mrow>
              <msup>
                <mi>x</mi>
                <mi>n</mi>
              </msup>
            </mrow>
          </mfrac>
        </mrow>
      </mrow>
    </mrow>
    <annotation encoding="StarMath 5.0">lim csub {x toward infinity} {{e^x} over {x^n}}</annotation>
  </semantics>
</math>
</file>

<file path=Object 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  <mrow>
        <mi/>
        <mo stretchy="false">=</mo>
        <mi/>
      </mrow>
      <mn>0</mn>
    </mrow>
    <annotation encoding="StarMath 5.0">lim csub {x toward a} {f(x)} ~=~ 0</annotation>
  </semantics>
</math>
</file>

<file path=Object 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  <mrow>
        <mi/>
        <mo stretchy="false">=</mo>
        <mrow>
          <mi/>
          <mo stretchy="false">±</mo>
          <mo stretchy="false">∞</mo>
        </mrow>
      </mrow>
    </mrow>
    <annotation encoding="StarMath 5.0">lim csub {x toward a} {f(x)} ~=~ +-infinity
 </annotation>
  </semantics>
</math>
</file>

<file path=Object 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>a</mi>
            </mrow>
          </mrow>
        </munder>
        <mrow>
          <mi>g</mi>
          <mrow>
            <mo stretchy="false">(</mo>
            <mrow>
              <mi>x</mi>
            </mrow>
            <mo stretchy="false">)</mo>
          </mrow>
        </mrow>
      </mrow>
      <mrow>
        <mi/>
        <mo stretchy="false">=</mo>
        <mi/>
      </mrow>
      <mn>0</mn>
    </mrow>
    <annotation encoding="StarMath 5.0">lim csub {x toward a} {g(x)} ~=~ 0</annotation>
  </semantics>
</math>
</file>